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708cm" svg:height="8.108cm" svg:x="0.7cm" svg:y="0.8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6:24:43.129949710</dc:date>
    <meta:editing-duration>PT2M44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7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09cm" svg:height="8.109cm" xlink:href="." xlink:type="simple" chart:class="chart:scatter" chart:style-name="ch1">
        <chart:plot-area chart:style-name="ch2" chart:data-source-has-labels="both" svg:x="0.294cm" svg:y="0.162cm" svg:width="14.121cm" svg:height="7.785cm">
          <chartooo:coordinate-region svg:x="0.73cm" svg:y="0.362cm" svg:width="13.591cm" svg:height="6.93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